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634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6.373cm"/>
    </style:style>
    <style:style style:name="co5" style:family="table-column">
      <style:table-column-properties fo:break-before="auto" style:column-width="4.7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74pt double #000000" style:border-line-width-bottom="0.009cm 0.009cm 0.009cm" fo:border-left="none" fo:border-right="none" fo:border-top="none"/>
    </style:style>
    <style:style style:name="ce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4" table:default-cell-style-name="Default"/>
        <table:table-column table:style-name="co1" table:default-cell-style-name="Default"/>
        <table:table-column table:style-name="co1" table:default-cell-style-name="ce6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nlage:</text:p>
          </table:table-cell>
          <table:table-cell office:value-type="string" calcext:value-type="string">
            <text:p> Sortierstrecke mit Farberkennung 24V Circuit layout for Sorting Line with Detection 24V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3" table:number-rows-spanned="1">
            <text:p>Angabe Fischertechnik</text:p>
          </table:table-cell>
          <table:covered-table-cell table:number-columns-repeated="2"/>
          <table:table-cell office:value-type="string" calcext:value-type="string" table:number-columns-spanned="2" table:number-rows-spanned="1">
            <text:p>Rev-Pi</text:p>
          </table:table-cell>
          <table:covered-table-cell/>
          <table:table-cell/>
          <table:table-cell office:value-type="string" calcext:value-type="string" table:number-columns-spanned="3" table:number-rows-spanned="1">
            <text:p>Netzteil/Verteilerblock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Klemme Nr.</text:p>
          </table:table-cell>
          <table:table-cell table:style-name="ce1" office:value-type="string" calcext:value-type="string">
            <text:p>Funktion</text:p>
          </table:table-cell>
          <table:table-cell table:style-name="ce1" office:value-type="string" calcext:value-type="string">
            <text:p>Eingang/Ausgang</text:p>
          </table:table-cell>
          <table:table-cell table:style-name="ce3" office:value-type="string" calcext:value-type="string">
            <text:p>Klemme Nr.</text:p>
          </table:table-cell>
          <table:table-cell table:style-name="ce1" office:value-type="string" calcext:value-type="string">
            <text:p>Datentyp</text:p>
          </table:table-cell>
          <table:table-cell table:style-name="ce1" office:value-type="string" calcext:value-type="string">
            <text:p>IN/OUT</text:p>
          </table:table-cell>
          <table:table-cell table:style-name="ce3" office:value-type="string" calcext:value-type="string">
            <text:p>Klemme Nr.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Potential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tromversorgung (+) Aktoren </text:p>
            <text:p>Power supply (+) actuators</text:p>
          </table:table-cell>
          <table:table-cell office:value-type="string" calcext:value-type="string">
            <text:p>24V DC</text:p>
          </table:table-cell>
          <table:table-cell table:number-columns-repeated="6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tromversorgung (+) Sensoren </text:p>
            <text:p>Power supply (+) sensors</text:p>
          </table:table-cell>
          <table:table-cell office:value-type="string" calcext:value-type="string">
            <text:p>24V DC</text:p>
          </table:table-cell>
          <table:table-cell table:number-columns-repeated="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tromversorgung (-) </text:p>
            <text:p>Power supply (-)</text:p>
          </table:table-cell>
          <table:table-cell office:value-type="string" calcext:value-type="string">
            <text:p>0V</text:p>
          </table:table-cell>
          <table:table-cell table:number-columns-repeated="6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Stromversorgung (-) </text:p>
            <text:p>Power supply (-)</text:p>
          </table:table-cell>
          <table:table-cell office:value-type="string" calcext:value-type="string">
            <text:p>0V</text:p>
          </table:table-cell>
          <table:table-cell table:number-columns-repeated="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Impulstaster </text:p>
            <text:p>Pulse counter</text:p>
          </table:table-cell>
          <table:table-cell office:value-type="string" calcext:value-type="string">
            <text:p>I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N1</text:p>
          </table:table-cell>
          <table:table-cell table:number-columns-repeated="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Lichtschranke Eingang </text:p>
            <text:p>Light-barrier inlet</text:p>
          </table:table-cell>
          <table:table-cell office:value-type="string" calcext:value-type="string">
            <text:p>I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N2</text:p>
          </table:table-cell>
          <table:table-cell table:number-columns-repeated="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Lichtschranke nach Farbsensor </text:p>
            <text:p>Light-barrier behind color sensor</text:p>
          </table:table-cell>
          <table:table-cell office:value-type="string" calcext:value-type="string">
            <text:p>I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N3</text:p>
          </table:table-cell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Nicht belegt </text:p>
            <text:p>Not used</text:p>
          </table:table-cell>
          <table:table-cell table:number-columns-repeated="7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Farbsensor </text:p>
            <text:p>Color sensor</text:p>
          </table:table-cell>
          <table:table-cell office:value-type="string" calcext:value-type="string">
            <text:p>A4 Analog 0-10VDC</text:p>
          </table:table-cell>
          <table:table-cell office:value-type="string" calcext:value-type="string">
            <text:p>nicht verwendet</text:p>
            <text:p>Not used</text:p>
          </table:table-cell>
          <table:table-cell table:number-columns-repeated="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Lichtschranke weiß </text:p>
            <text:p>Light-barrier white</text:p>
          </table:table-cell>
          <table:table-cell office:value-type="string" calcext:value-type="string">
            <text:p>I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N4</text:p>
          </table:table-cell>
          <table:table-cell table:number-columns-repeated="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Lichtschranke rot </text:p>
            <text:p>Light-barrier red</text:p>
          </table:table-cell>
          <table:table-cell office:value-type="string" calcext:value-type="string">
            <text:p>I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N5</text:p>
          </table:table-cell>
          <table:table-cell table:number-columns-repeated="3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Lichtschranke blau </text:p>
            <text:p>Light-barrier blue</text:p>
          </table:table-cell>
          <table:table-cell office:value-type="string" calcext:value-type="string">
            <text:p>I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N6</text:p>
          </table:table-cell>
          <table:table-cell table:number-columns-repeated="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Motor Förderband </text:p>
            <text:p>Motor conveyor belt</text:p>
          </table:table-cell>
          <table:table-cell office:value-type="string" calcext:value-type="string">
            <text:p>Q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UT1</text:p>
          </table:table-cell>
          <table:table-cell table:number-columns-repeated="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Kompressor </text:p>
            <text:p>Compressor</text:p>
          </table:table-cell>
          <table:table-cell office:value-type="string" calcext:value-type="string">
            <text:p>Q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UT2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Nicht belegt </text:p>
            <text:p>Not used</text:p>
          </table:table-cell>
          <table:table-cell table:number-columns-repeated="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entil erster Auswurf (weiß) </text:p>
            <text:p>Valve first ejector (white)</text:p>
          </table:table-cell>
          <table:table-cell office:value-type="string" calcext:value-type="string">
            <text:p>Q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UT3</text:p>
          </table:table-cell>
          <table:table-cell table:number-columns-repeated="3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Ventil zweiter Auswurf (rot) </text:p>
            <text:p>Valve second ejector (red)</text:p>
          </table:table-cell>
          <table:table-cell office:value-type="string" calcext:value-type="string">
            <text:p>Q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UT4</text:p>
          </table:table-cell>
          <table:table-cell table:number-columns-repeated="3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Ventil dritter Auswurf (blau) </text:p>
            <text:p>Valve third ejector (blue)</text:p>
          </table:table-cell>
          <table:table-cell office:value-type="string" calcext:value-type="string">
            <text:p>Q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UT5</text:p>
          </table:table-cell>
          <table:table-cell table:number-columns-repeated="3"/>
        </table:table-row>
        <table:table-row table:style-name="ro1" table:number-rows-repeated="4">
          <table:table-cell table:style-name="ce4"/>
          <table:table-cell table:number-columns-repeated="8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.00.0000</text:date>, <text:time style:data-style-name="N2" text:time-value="14:48:04.23490377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15:43:09.205016022</meta:creation-date>
    <dc:date>2025-09-10T14:54:08.552003854</dc:date>
    <meta:editing-duration>PT51M9S</meta:editing-duration>
    <meta:editing-cycles>5</meta:editing-cycles>
    <meta:generator>LibreOffice/24.8.7.2$Linux_X86_64 LibreOffice_project/480$Build-2</meta:generator>
    <meta:document-statistic meta:table-count="1" meta:cell-count="100" meta:object-count="0"/>
  </office:meta>
</office:document-meta>
</file>